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139739" officeooo:paragraph-rsid="0004741d" fo:background-color="transparent"/>
    </style:style>
    <style:style style:name="P2" style:family="paragraph" style:parent-style-name="Text_20_body" style:list-style-name="L2">
      <style:paragraph-properties fo:margin-top="0cm" fo:margin-bottom="0cm" style:contextual-spacing="false"/>
      <style:text-properties officeooo:paragraph-rsid="0004741d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officeooo:rsid="0004741d" officeooo:paragraph-rsid="0004741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4741d" fo:background-color="transparent" loext:char-shading-value="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onalization of symmetric matrices</text:p>
      <text:p text:style-name="P1"/>
      <text:list xml:id="list4181282590790200813" text:style-name="L2">
        <text:list-item>
          <text:p text:style-name="P2"><text:span text:style-name="T2">If A is symmetric, then eigen vectors corressponding to eigen values of A are orthogonal to one another</text:span></text:p>
        </text:list-item>
        <text:list-item>
          <text:p text:style-name="P3"><text:span text:style-name="T2">T</text:span><text:span text:style-name="T1">hus symmetric A is orthogonally diagonalizable. </text:span><text:span text:style-name="T1"><draw:frame draw:style-name="fr1" draw:name="Object1" text:anchor-type="as-char" svg:y="-0.437cm" svg:width="3.43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22:53:03.635092970</meta:creation-date>
    <dc:date>2014-08-31T22:55:33.603335265</dc:date>
    <meta:editing-duration>P0D</meta:editing-duration>
    <meta:editing-cycles>1</meta:editing-cycles>
    <meta:document-statistic meta:table-count="0" meta:image-count="0" meta:object-count="1" meta:page-count="1" meta:paragraph-count="3" meta:word-count="30" meta:character-count="191" meta:non-whitespace-character-count="165"/>
    <meta:generator>LibreOffice/4.2.4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i>A</mi>
      <mo stretchy="false">=</mo>
      <msup>
        <mi mathvariant="italic">PDP</mi>
        <mrow>
          <mo stretchy="false">−</mo>
          <mn>1</mn>
        </mrow>
      </msup>
      <mo stretchy="false">=</mo>
      <msup>
        <mi mathvariant="italic">PDT</mi>
        <mi>T</mi>
      </msup>
    </mrow>
    <annotation encoding="StarMath 5.0">A = PDP^-1 = PDT^T</annotation>
  </semantics>
</math>
</file>